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fo:font-weight="bold" officeooo:paragraph-rsid="000ad325" style:font-size-asian="9pt" style:font-weight-asian="bold" style:font-size-complex="9pt" style:font-weight-complex="bold"/>
    </style:style>
    <style:style style:name="P3" style:family="paragraph" style:parent-style-name="Text_20_body">
      <style:text-properties fo:font-size="9pt" fo:language="pl" fo:country="PL" style:font-size-asian="9pt" style:font-size-complex="9pt"/>
    </style:style>
    <style:style style:name="P4" style:family="paragraph" style:parent-style-name="Text_20_body">
      <style:text-properties fo:font-size="9pt" fo:language="pl" fo:country="PL" officeooo:paragraph-rsid="000ad325" style:font-size-asian="9pt" style:font-size-complex="9pt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>
      <style:text-properties fo:font-size="9pt" officeooo:paragraph-rsid="000ad325" style:font-size-asian="9pt" style:font-size-complex="9pt"/>
    </style:style>
    <style:style style:name="P7" style:family="paragraph" style:parent-style-name="Text_20_body">
      <style:text-properties fo:font-size="9pt" officeooo:paragraph-rsid="000be5cb" style:font-size-asian="9pt" style:font-size-complex="9pt"/>
    </style:style>
    <style:style style:name="P8" style:family="paragraph" style:parent-style-name="Text_20_body">
      <style:text-properties fo:font-size="9pt" fo:font-weight="bold" style:font-size-asian="9pt" style:font-weight-asian="bold" style:font-size-complex="9pt"/>
    </style:style>
    <style:style style:name="P9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font-size="9pt" fo:font-weight="bold" officeooo:paragraph-rsid="000ad325" style:font-size-asian="9pt" style:font-weight-asian="bold" style:font-size-complex="9pt" style:font-weight-complex="bold"/>
    </style:style>
    <style:style style:name="P11" style:family="paragraph" style:parent-style-name="Text_20_body">
      <style:text-properties fo:font-size="9pt" fo:font-weight="bold" officeooo:paragraph-rsid="000d934e" style:font-size-asian="9pt" style:font-weight-asian="bold" style:font-size-complex="9pt" style:font-weight-complex="bold"/>
    </style:style>
    <style:style style:name="P12" style:family="paragraph" style:parent-style-name="Text_20_body">
      <style:text-properties fo:font-size="9pt" fo:language="de" fo:country="CH" officeooo:paragraph-rsid="000ad325" style:font-size-asian="9pt" style:font-size-complex="9pt"/>
    </style:style>
    <style:style style:name="P13" style:family="paragraph" style:parent-style-name="Text_20_body">
      <style:text-properties fo:font-size="9pt" fo:language="de" fo:country="CH" officeooo:paragraph-rsid="000be5cb" style:font-size-asian="9pt" style:font-size-complex="9pt"/>
    </style:style>
    <style:style style:name="P14" style:family="paragraph" style:parent-style-name="Text_20_body">
      <style:text-properties fo:font-size="9pt" fo:language="de" fo:country="CH" officeooo:rsid="000d934e" officeooo:paragraph-rsid="000ad325" style:font-size-asian="9pt" style:font-size-complex="9pt"/>
    </style:style>
    <style:style style:name="P15" style:family="paragraph" style:parent-style-name="Text_20_body">
      <style:text-properties fo:font-size="9pt" fo:language="de" fo:country="CH" fo:font-weight="normal" officeooo:paragraph-rsid="000d934e" style:font-size-asian="9pt" style:font-weight-asian="normal" style:font-size-complex="9pt" style:font-weight-complex="normal"/>
    </style:style>
    <style:style style:name="P16" style:family="paragraph" style:parent-style-name="Text_20_body">
      <style:text-properties fo:font-size="9pt" fo:language="en" fo:country="GB" style:font-size-asian="9pt" style:font-size-complex="9pt"/>
    </style:style>
    <style:style style:name="P17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8" style:family="paragraph" style:parent-style-name="Text_20_body">
      <style:text-properties fo:font-size="9pt" fo:font-weight="normal" officeooo:paragraph-rsid="000ad325" style:font-size-asian="9pt" style:font-weight-asian="normal" style:font-size-complex="9pt" style:font-weight-complex="normal"/>
    </style:style>
    <style:style style:name="P19" style:family="paragraph" style:parent-style-name="Text_20_body">
      <style:text-properties officeooo:paragraph-rsid="000be5cb"/>
    </style:style>
    <style:style style:name="P20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21" style:family="paragraph" style:parent-style-name="Text_20_body" style:master-page-name="MP0">
      <style:paragraph-properties style:page-number="auto" fo:break-before="page"/>
      <style:text-properties fo:font-size="9pt" officeooo:paragraph-rsid="000ad325" style:font-size-asian="9pt" style:font-size-complex="9pt"/>
    </style:style>
    <style:style style:name="P22" style:family="paragraph" style:parent-style-name="Text_20_body">
      <style:text-properties fo:font-size="9pt" fo:language="pl" fo:country="PL" style:font-size-asian="9pt" style:font-size-complex="9pt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5" style:family="text">
      <style:text-properties fo:color="#111111" fo:font-size="9pt" fo:language="pl" fo:country="PL" fo:font-weight="bold" style:font-size-asian="9pt" style:font-weight-asian="bold" style:font-size-complex="9pt" style:font-weight-complex="bold"/>
    </style:style>
    <style:style style:name="T6" style:family="text">
      <style:text-properties fo:color="#111111" fo:font-size="9pt" fo:language="pl" fo:country="PL" style:font-size-asian="9pt" style:font-size-complex="9pt"/>
    </style:style>
    <style:style style:name="T7" style:family="text">
      <style:text-properties fo:color="#111111" fo:font-size="9pt" style:font-size-asian="9pt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e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8">Konfiguracja GRUB Bootloader</text:span></text:p>
      <text:p text:style-name="P6">sudo add-apt-repository ppa:danielrichter2007/grub-customizer</text:p>
      <text:p text:style-name="P6">sudo apt-get update</text:p>
      <text:p text:style-name="P6">sudo apt-get install grub-customizer</text:p>
      <text:p text:style-name="P14"/>
      <text:p text:style-name="P2">Zawansonana konfiguracja <text:span text:style-name="T9">Ubuntu</text:span></text:p>
      <text:p text:style-name="P4">dConf z Ubuntu Software</text:p>
      <text:p text:style-name="P6">idle-brightness</text:p>
      <text:p text:style-name="P12">disable-hover-click</text:p>
      <text:p text:style-name="P12"/>
      <text:p text:style-name="P2">wyswietl partycje:</text:p>
      <text:p text:style-name="P6">sudo lsblk -o NAME,FSTYPE,SIZE,MOUNTPOINT,</text:p>
      <text:p text:style-name="P6"/>
      <text:p text:style-name="P10">Switch to root user</text:p>
      <text:p text:style-name="P18">sudo su</text:p>
      <text:p text:style-name="P9"/>
      <text:p text:style-name="P11">How to run Docker commands without sudo</text:p>
      <text:p text:style-name="P15">sudo usermod -aG docker &lt;&lt;&lt;NAZWA USERA&gt;&gt;&gt;</text:p>
      <text:p text:style-name="P9"/>
      <text:p text:style-name="P9">Resetting IDEA IntelliJ Evaluation period</text:p>
      <text:p text:style-name="P5">echo "removing evaluation key"</text:p>
      <text:p text:style-name="P5">rm ~/.IntelliJIdea2018.2/config/eval/idea182.evaluation.key</text:p>
      <text:p text:style-name="P5"/>
      <text:p text:style-name="P5">echo "resetting evalsprt in options.xml"</text:p>
      <text:p text:style-name="P5">sed -i '/evlsprt/d' ~/.IntelliJIdea2018.2/config/options/options.xml</text:p>
      <text:p text:style-name="P5"/>
      <text:p text:style-name="P5">echo "resetting evalsprt in prefs.xml"</text:p>
      <text:p text:style-name="P5">sed -i '/evlsprt/d' ~/.java/.userPrefs/prefs.xml</text:p>
      <text:p text:style-name="P5"/>
      <text:p text:style-name="P5">remove all folders from:</text:p>
      <text:p text:style-name="Text_20_body"><text:span text:style-name="Default_20_Paragraph_20_Font"><text:span text:style-name="T2">/home/adam/.java/.userPrefs/jetbrains/idea/</text:span></text:span></text:p>
      <text:p text:style-name="Text_20_body"><text:span text:style-name="Default_20_Paragraph_20_Font"><text:span text:style-name="T2"/></text:span></text:p>
      <text:p text:style-name="P19"><text:span text:style-name="Default_20_Paragraph_20_Font"><text:span text:style-name="T1">Na wypadek gdy IDEA nie chce sie updateowac w zwiazku z brakiem uprawnien, </text:span></text:span><text:span text:style-name="Default_20_Paragraph_20_Font"><text:span text:style-name="T5">s</text:span></text:span><text:span text:style-name="Default_20_Paragraph_20_Font"><text:span text:style-name="T6">et the user and group of your idea folder to yourself. </text:span></text:span><text:span text:style-name="Default_20_Paragraph_20_Font"><text:span text:style-name="T7">(or a group that you share with other users, if you need):</text:span></text:span></text:p>
      <text:p text:style-name="P13"><text:span text:style-name="Default_20_Paragraph_20_Font"><text:span text:style-name="T2">sudo chown -R $(whoami) /opt/idea-IU-181.5281.24/</text:span></text:span></text:p>
      <text:p text:style-name="Text_20_body"><text:span text:style-name="Default_20_Paragraph_20_Font"><text:span text:style-name="T2"/></text:span></text:p>
      <text:p text:style-name="Text_20_body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20:02:47.050935817</dc:date>
    <meta:editing-cycles>71</meta:editing-cycles>
    <meta:editing-duration>PT11M11S</meta:editing-duration>
    <meta:document-statistic meta:table-count="0" meta:image-count="0" meta:object-count="0" meta:page-count="1" meta:paragraph-count="25" meta:word-count="122" meta:character-count="1027" meta:non-whitespace-character-count="930"/>
    <meta:template xlink:type="simple" xlink:actuate="onRequest" xlink:title="" xlink:href="Normal.dotm"/>
  </office:meta>
</office:document-meta>
</file>